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C000000A7ECF9D8A932E1FA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104in"/>
    </style:style>
    <style:style style:name="Table1.B" style:family="table-column">
      <style:table-column-properties style:column-width="2.2111in"/>
    </style:style>
    <style:style style:name="Table1.C" style:family="table-column">
      <style:table-column-properties style:column-width="0.7424in"/>
    </style:style>
    <style:style style:name="Table1.D" style:family="table-column">
      <style:table-column-properties style:column-width="1.1063in"/>
    </style:style>
    <style:style style:name="Table1.E" style:family="table-column">
      <style:table-column-properties style:column-width="1.225in"/>
    </style:style>
    <style:style style:name="Table1.F" style:family="table-column">
      <style:table-column-properties style:column-width="0.902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 style:data-style-name="N0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E14" style:family="table-cell" style:data-style-name="N121">
      <style:table-cell-properties style:vertical-align="middle" fo:padding="0.0382in" fo:border-left="0.05pt solid #000000" fo:border-right="none" fo:border-top="none" fo:border-bottom="0.05pt solid #000000"/>
    </style:style>
    <style:style style:name="Table1.F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1567e9"/>
    </style:style>
    <style:style style:name="P3" style:family="paragraph" style:parent-style-name="Table_20_Contents">
      <style:paragraph-properties fo:text-align="center" style:justify-single-word="false"/>
      <style:text-properties officeooo:paragraph-rsid="00171db0"/>
    </style:style>
    <style:style style:name="P4" style:family="paragraph" style:parent-style-name="Standard">
      <style:paragraph-properties fo:text-align="center" style:justify-single-word="false"/>
      <style:text-properties officeooo:paragraph-rsid="001187ba"/>
    </style:style>
    <style:style style:name="P5" style:family="paragraph" style:parent-style-name="Table_20_Contents">
      <style:paragraph-properties fo:text-align="center" style:justify-single-word="false"/>
      <style:text-properties officeooo:paragraph-rsid="00222eaa"/>
    </style:style>
    <style:style style:name="P6" style:family="paragraph" style:parent-style-name="Footer">
      <style:text-properties officeooo:rsid="000f9795" officeooo:paragraph-rsid="000f9795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527b" officeooo:paragraph-rsid="0007527b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187ba" officeooo:paragraph-rsid="001187b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207a3f" officeooo:paragraph-rsid="00207a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7527b" officeooo:paragraph-rsid="0007527b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da06a" officeooo:paragraph-rsid="000da06a"/>
    </style:style>
    <style:style style:name="P13" style:family="paragraph" style:parent-style-name="Table_20_Contents">
      <style:paragraph-properties fo:text-align="end" style:justify-single-word="false"/>
      <style:text-properties fo:font-size="12pt" officeooo:rsid="000da06a" officeooo:paragraph-rsid="000da06a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187ba" officeooo:paragraph-rsid="001187ba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0916ab" officeooo:paragraph-rsid="001187ba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320a8" officeooo:paragraph-rsid="001320a8"/>
    </style:style>
    <style:style style:name="P17" style:family="paragraph" style:parent-style-name="Heading_20_1">
      <style:paragraph-properties fo:text-align="center" style:justify-single-word="false"/>
      <style:text-properties fo:font-size="12pt" fo:font-weight="normal" officeooo:rsid="00222eaa" officeooo:paragraph-rsid="00222eaa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/>
      <style:text-properties fo:font-size="12pt" fo:font-weight="normal" officeooo:rsid="00238fc2" officeooo:paragraph-rsid="00238fc2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size="12pt" fo:font-weight="normal" officeooo:rsid="0025475c" officeooo:paragraph-rsid="0025475c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22eaa" officeooo:paragraph-rsid="00207a3f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22eaa" officeooo:paragraph-rsid="00222eaa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22eaa" officeooo:paragraph-rsid="001e5752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38fc2" officeooo:paragraph-rsid="00238fc2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38fc2" officeooo:paragraph-rsid="001e5752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5475c" officeooo:paragraph-rsid="0025475c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5475c" officeooo:paragraph-rsid="001e5752"/>
    </style:style>
    <style:style style:name="P27" style:family="paragraph" style:parent-style-name="Table_20_Contents">
      <style:paragraph-properties fo:text-align="center" style:justify-single-word="false"/>
      <style:text-properties officeooo:rsid="00222eaa" officeooo:paragraph-rsid="00222eaa"/>
    </style:style>
    <style:style style:name="P28" style:family="paragraph" style:parent-style-name="Heading_20_1">
      <style:paragraph-properties fo:text-align="center" style:justify-single-word="false"/>
      <style:text-properties fo:font-size="12pt" fo:font-weight="normal" officeooo:rsid="00260445" officeooo:paragraph-rsid="00260445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60445" officeooo:paragraph-rsid="00260445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60445" officeooo:paragraph-rsid="001e5752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60445" officeooo:paragraph-rsid="00207a3f"/>
    </style:style>
    <style:style style:name="P32" style:family="paragraph" style:parent-style-name="Table_20_Contents">
      <style:paragraph-properties fo:text-align="center" style:justify-single-word="false"/>
      <style:text-properties officeooo:paragraph-rsid="00222eaa"/>
    </style:style>
    <style:style style:name="T1" style:family="text">
      <style:text-properties officeooo:rsid="0007527b"/>
    </style:style>
    <style:style style:name="T2" style:family="text">
      <style:text-properties officeooo:rsid="001187ba"/>
    </style:style>
    <style:style style:name="T3" style:family="text">
      <style:text-properties officeooo:rsid="00139242"/>
    </style:style>
    <style:style style:name="T4" style:family="text">
      <style:text-properties fo:font-size="14pt" fo:font-weight="bold" officeooo:rsid="001187ba" style:font-weight-asian="bold" style:font-weight-complex="bold"/>
    </style:style>
    <style:style style:name="T5" style:family="text">
      <style:text-properties fo:font-size="14pt" fo:font-weight="bold" officeooo:rsid="00139242" style:font-weight-asian="bold" style:font-weight-complex="bold"/>
    </style:style>
    <style:style style:name="T6" style:family="text">
      <style:text-properties fo:font-variant="normal" fo:text-transform="none" fo:font-size="12pt" officeooo:rsid="001d345a"/>
    </style:style>
    <style:style style:name="T7" style:family="text">
      <style:text-properties fo:font-size="12pt" officeooo:rsid="001d345a"/>
    </style:style>
    <style:style style:name="T8" style:family="text">
      <style:text-properties style:font-name="sans-serif" fo:font-size="10.8000001907349pt" fo:font-weight="bold" officeooo:rsid="00238fc2" style:font-weight-asian="bold" style:font-weight-complex="bold"/>
    </style:style>
    <style:style style:name="T9" style:family="text">
      <style:text-properties officeooo:rsid="00238fc2"/>
    </style:style>
    <style:style style:name="T10" style:family="text">
      <style:text-properties officeooo:rsid="0025475c"/>
    </style:style>
    <style:style style:name="T11" style:family="text">
      <style:text-properties officeooo:rsid="002604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8"/>
      <text:p text:style-name="P8"/>
      <text:p text:style-name="P8"/>
      <text:p text:style-name="P4"><text:span text:style-name="T8">2do examen Final</text:span><text:span text:style-name="T4"> – </text:span><text:span text:style-name="T5">Jose Rio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002805151136">
          <table:table-cell table:style-name="Table1.A1" office:value-type="string">
            <text:p text:style-name="P10">Ítem</text:p>
          </table:table-cell>
          <table:table-cell table:style-name="Table1.A1" office:value-type="string">
            <text:p text:style-name="P10">Descripción</text:p>
          </table:table-cell>
          <table:table-cell table:style-name="Table1.A1" office:value-type="string">
            <text:p text:style-name="P10">Cantidad</text:p>
          </table:table-cell>
          <table:table-cell table:style-name="Table1.A1" office:value-type="string">
            <text:p text:style-name="P10">Precio Unitario (USD<text:span text:style-name="T1">)</text:span></text:p>
          </table:table-cell>
          <table:table-cell table:style-name="Table1.A1" office:value-type="string">
            <text:p text:style-name="P11">Precio Parcial (USD)</text:p>
          </table:table-cell>
          <table:table-cell table:style-name="Table1.F1" office:value-type="string">
            <text:p text:style-name="P11">Proveedor</text:p>
          </table:table-cell>
        </table:table-row>
        <table:table-row table:style-name="TableLine2002804019328"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21">Microcontrolador ATMEGA32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4.24</text:p>
          </table:table-cell>
          <table:table-cell table:style-name="Table1.E2" table:formula="ooow:&lt;D2&gt;*&lt;C2&gt;" office:value-type="float" office:value="16.96">
            <text:p text:style-name="P20">16.96</text:p>
          </table:table-cell>
          <table:table-cell table:style-name="Table1.F13" office:value-type="string">
            <text:p text:style-name="P15"><text:a xlink:type="simple" xlink:href="https://www.digikey.com/es/products/detail/microchip-technology/ATMEGA32U2-MUR/2238240" text:style-name="Internet_20_link" text:visited-style-name="Visited_20_Internet_20_Link"><text:span text:style-name="T2">Digi-Key</text:span></text:a></text:p>
          </table:table-cell>
        </table:table-row>
        <table:table-row table:style-name="TableLine2002804023360">
          <table:table-cell table:style-name="Table1.A2" office:value-type="string">
            <text:p text:style-name="P14">2</text:p>
          </table:table-cell>
          <table:table-cell table:style-name="Table1.A2" office:value-type="string">
            <text:h text:style-name="P17" text:outline-level="1">LCD 2x16</text:h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5.99</text:p>
          </table:table-cell>
          <table:table-cell table:style-name="Table1.E2" table:formula="ooow:&lt;C3&gt;*&lt;D3&gt;" office:value-type="float" office:value="23.96">
            <text:p text:style-name="P22">23.96</text:p>
          </table:table-cell>
          <table:table-cell table:style-name="Table1.F13" office:value-type="string">
            <text:p text:style-name="P2"><text:a xlink:type="simple" xlink:href="https://www.digikey.com/es/products/detail/universal-solder-electronics-ltd/LCD-1602-2x16-Blue-White/16821383" text:style-name="Internet_20_link" text:visited-style-name="Visited_20_Internet_20_Link"><text:span text:style-name="T6">Digi-Key</text:span></text:a></text:p>
          </table:table-cell>
        </table:table-row>
        <table:table-row table:style-name="TableLine2002804020192">
          <table:table-cell table:style-name="Table1.A2" office:value-type="string">
            <text:p text:style-name="P16">3</text:p>
          </table:table-cell>
          <table:table-cell table:style-name="Table1.A2" office:value-type="string">
            <text:h text:style-name="P17" text:outline-level="1">Driver L293D</text:h>
            <text:p text:style-name="Table_20_Contents"/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8.52</text:p>
          </table:table-cell>
          <table:table-cell table:style-name="Table1.E2" table:formula="ooow:&lt;C4&gt;*&lt;D4&gt;" office:value-type="float" office:value="17.04">
            <text:p text:style-name="P22">17.04</text:p>
          </table:table-cell>
          <table:table-cell table:style-name="Table1.F13" office:value-type="string">
            <text:p text:style-name="P3"><text:a xlink:type="simple" xlink:href="https://www.digikey.com/es/products/detail/stmicroelectronics/L293D/634700" text:style-name="Internet_20_link" text:visited-style-name="Visited_20_Internet_20_Link"><text:span text:style-name="T7">Digi-Key</text:span></text:a></text:p>
          </table:table-cell>
        </table:table-row>
        <table:table-row table:style-name="TableLine2002804023936">
          <table:table-cell table:style-name="Table1.A2" office:value-type="string">
            <text:p text:style-name="P21">4</text:p>
          </table:table-cell>
          <table:table-cell table:style-name="Table1.A2" office:value-type="string">
            <text:h text:style-name="P17" text:outline-level="1">Potenciometro 1k <text:span text:style-name="T9">Ohm</text:span></text:h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0.76</text:p>
          </table:table-cell>
          <table:table-cell table:style-name="Table1.E2" table:formula="ooow:&lt;C5&gt;*&lt;D5&gt;" office:value-type="float" office:value="2.28">
            <text:p text:style-name="P22">2.28</text:p>
          </table:table-cell>
          <table:table-cell table:style-name="Table1.F13" office:value-type="string">
            <text:p text:style-name="P27"><text:a xlink:type="simple" xlink:href="https://www.digikey.com/es/products/detail/taw-electronics-inc/PT10LH01-102C2020/16689344" text:style-name="Internet_20_link" text:visited-style-name="Visited_20_Internet_20_Link">Digi-Key</text:a></text:p>
          </table:table-cell>
        </table:table-row>
        <table:table-row table:style-name="TableLine2002571773776">
          <table:table-cell table:style-name="Table1.A2" office:value-type="string">
            <text:p text:style-name="P21">5</text:p>
          </table:table-cell>
          <table:table-cell table:style-name="Table1.A2" office:value-type="string">
            <text:h text:style-name="P17" text:outline-level="1">Potenciometro 10k <text:span text:style-name="T9">Ohm</text:span></text:h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3">2</text:p>
          </table:table-cell>
          <table:table-cell table:style-name="Table1.E2" table:formula="ooow:&lt;C6&gt;*&lt;D6&gt;" office:value-type="float" office:value="2">
            <text:p text:style-name="P24">2</text:p>
          </table:table-cell>
          <table:table-cell table:style-name="Table1.F13" office:value-type="string">
            <text:p text:style-name="P5"><text:a xlink:type="simple" xlink:href="https://www.digikey.com/es/products/detail/amphenol-piher-sensing-systems/PSC10KV50-103A0505/9555987" text:style-name="Internet_20_link" text:visited-style-name="Visited_20_Internet_20_Link"><text:span text:style-name="T9">Digi-Key</text:span></text:a></text:p>
          </table:table-cell>
        </table:table-row>
        <table:table-row table:style-name="TableLine2002571779824">
          <table:table-cell table:style-name="Table1.A2" office:value-type="string">
            <text:p text:style-name="P23">6</text:p>
          </table:table-cell>
          <table:table-cell table:style-name="Table1.A2" office:value-type="string">
            <text:h text:style-name="P18" text:outline-level="1">Diodo Led</text:h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0.22</text:p>
          </table:table-cell>
          <table:table-cell table:style-name="Table1.E2" table:formula="ooow:&lt;C7&gt;*&lt;D7&gt;" office:value-type="float" office:value="0.22">
            <text:p text:style-name="P24">0.22</text:p>
          </table:table-cell>
          <table:table-cell table:style-name="Table1.F13" office:value-type="string">
            <text:p text:style-name="P5"><text:a xlink:type="simple" xlink:href="https://www.digikey.com/es/products/detail/american-opto-plus-led/L314GD/13164994" text:style-name="Internet_20_link" text:visited-style-name="Visited_20_Internet_20_Link"><text:span text:style-name="T9">Digi-Key</text:span></text:a></text:p>
          </table:table-cell>
        </table:table-row>
        <table:table-row table:style-name="TableLine2002571772336">
          <table:table-cell table:style-name="Table1.A2" office:value-type="string">
            <text:p text:style-name="P23">7</text:p>
          </table:table-cell>
          <table:table-cell table:style-name="Table1.A2" office:value-type="string">
            <text:h text:style-name="P18" text:outline-level="1">Resistencia 330 Ohm</text:h>
          </table:table-cell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3">0.19</text:p>
          </table:table-cell>
          <table:table-cell table:style-name="Table1.E2" table:formula="ooow:&lt;C8&gt;*&lt;D8&gt;" office:value-type="float" office:value="0.38">
            <text:p text:style-name="P24">0.38</text:p>
          </table:table-cell>
          <table:table-cell table:style-name="Table1.F13" office:value-type="string">
            <text:p text:style-name="P5"><text:a xlink:type="simple" xlink:href="https://www.digikey.com/es/products/detail/vishay-beyschlag-draloric-bc-components/SFR2500003300JA500/5065504" text:style-name="Internet_20_link" text:visited-style-name="Visited_20_Internet_20_Link"><text:span text:style-name="T9">Digi-Key</text:span></text:a></text:p>
          </table:table-cell>
        </table:table-row>
        <table:table-row table:style-name="TableLine2002571774064">
          <table:table-cell table:style-name="Table1.A2" office:value-type="string">
            <text:p text:style-name="P23">8</text:p>
          </table:table-cell>
          <table:table-cell table:style-name="Table1.A2" office:value-type="string">
            <text:h text:style-name="P18" text:outline-level="1">Boton pulsador</text:h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5">0.38</text:p>
          </table:table-cell>
          <table:table-cell table:style-name="Table1.E2" table:formula="ooow:&lt;C9&gt;*&lt;D9&gt;" office:value-type="float" office:value="0.38">
            <text:p text:style-name="P26">0.38</text:p>
          </table:table-cell>
          <table:table-cell table:style-name="Table1.F13" office:value-type="string">
            <text:p text:style-name="P5"><text:a xlink:type="simple" xlink:href="https://www.digikey.com/es/products/detail/adam-tech/SW-PB1-1BS-A-PK1-A/15284468" text:style-name="Internet_20_link" text:visited-style-name="Visited_20_Internet_20_Link"><text:span text:style-name="T10">Digi-Key</text:span></text:a></text:p>
          </table:table-cell>
        </table:table-row>
        <table:table-row table:style-name="TableLine2002805148544">
          <table:table-cell table:style-name="Table1.A2" office:value-type="string">
            <text:p text:style-name="P25">9</text:p>
          </table:table-cell>
          <table:table-cell table:style-name="Table1.A2" office:value-type="string">
            <text:h text:style-name="P19" text:outline-level="1">Resistencia 4.7k Ohm</text:h>
          </table:table-cell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5">0.36</text:p>
          </table:table-cell>
          <table:table-cell table:style-name="Table1.E2" table:formula="ooow:&lt;C10&gt;*&lt;D10&gt;=" office:value-type="float" office:value="0.72">
            <text:p text:style-name="P26">0.72</text:p>
          </table:table-cell>
          <table:table-cell table:style-name="Table1.F11" office:value-type="string">
            <text:p text:style-name="P5"><text:a xlink:type="simple" xlink:href="https://www.digikey.com/es/products/detail/te-connectivity-passive-product/ROX1SJ4K7/2381470" text:style-name="Internet_20_link" text:visited-style-name="Visited_20_Internet_20_Link"><text:span text:style-name="T10">Digi-Key</text:span></text:a></text:p>
          </table:table-cell>
        </table:table-row>
        <table:table-row table:style-name="TableLine2002805148544">
          <table:table-cell table:style-name="Table1.A2" office:value-type="string">
            <text:p text:style-name="P29">10</text:p>
          </table:table-cell>
          <table:table-cell table:style-name="Table1.A2" office:value-type="string">
            <text:h text:style-name="P28" text:outline-level="1">Fusible 500V 16A</text:h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2.13</text:p>
          </table:table-cell>
          <table:table-cell table:style-name="Table1.E2" table:formula="ooow:&lt;C11&gt;*&lt;D11&gt;" office:value-type="float" office:value="2.13">
            <text:p text:style-name="P30">2.13</text:p>
          </table:table-cell>
          <table:table-cell table:style-name="Table1.F11" office:value-type="string">
            <text:p text:style-name="P5"><text:a xlink:type="simple" xlink:href="https://www.digikey.com/es/products/detail/eaton-electronics-division/BK1-S505H-16-R/16053026" text:style-name="Internet_20_link" text:visited-style-name="Visited_20_Internet_20_Link"><text:span text:style-name="T11">Digi-Key</text:span></text:a></text:p>
          </table:table-cell>
        </table:table-row>
        <table:table-row table:style-name="TableLine2002805149120">
          <table:table-cell table:style-name="Table1.A2" table:number-columns-spanned="4" office:value-type="string">
            <text:p text:style-name="P13">TOTAL USD</text:p>
          </table:table-cell>
          <table:covered-table-cell/>
          <table:covered-table-cell/>
          <table:covered-table-cell/>
          <table:table-cell table:style-name="Table1.E2" table:formula="ooow:&lt;E2&gt;+&lt;E3&gt;+&lt;E4&gt;+&lt;E5&gt;+&lt;E6&gt;+&lt;E7&gt;+&lt;E8&gt;+&lt;E9&gt;+&lt;E10&gt;+&lt;E11&gt;" office:value-type="float" office:value="66.07">
            <text:p text:style-name="P31">66.07</text:p>
          </table:table-cell>
          <table:table-cell table:style-name="Table1.F13" office:value-type="string">
            <text:p text:style-name="P12"/>
          </table:table-cell>
        </table:table-row>
        <table:table-row table:style-name="TableLine2002805160352">
          <table:table-cell table:style-name="Table1.A2" table:number-columns-spanned="4" office:value-type="string">
            <text:p text:style-name="P13">Cotización a la fecha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>70<text:span text:style-name="T3">00</text:span></text:p>
          </table:table-cell>
          <table:table-cell table:style-name="Table1.F13" office:value-type="string">
            <text:p text:style-name="P12"/>
          </table:table-cell>
        </table:table-row>
        <table:table-row table:style-name="TableLine2002805156032">
          <table:table-cell table:style-name="Table1.A2" table:number-columns-spanned="4" office:value-type="string">
            <text:p text:style-name="P13">TOTAL GUARANÍES</text:p>
          </table:table-cell>
          <table:covered-table-cell/>
          <table:covered-table-cell/>
          <table:covered-table-cell/>
          <table:table-cell table:style-name="Table1.E14" table:formula="ooow:&lt;B12&gt;*&lt;B13&gt;" office:value-type="float" office:value="462490">
            <text:p text:style-name="P25">462,490</text:p>
          </table:table-cell>
          <table:table-cell table:style-name="Table1.F14" office:value-type="string">
            <text:p text:style-name="P1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0" number:min-decimal-places="0" number:min-integer-digits="0" number:grouping="true"/>
    </number:number-styl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text-properties officeooo:rsid="000f9795" officeooo:paragraph-rsid="000f9795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width="4.9008in" svg:height="1.3917in" draw:z-index="0"><draw:image xlink:href="Pictures/100000000000024C000000A7ECF9D8A932E1FAAD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21:08:03.174000000</meta:creation-date>
    <dc:date>2022-12-25T23:48:51.535000000</dc:date>
    <meta:editing-duration>PT17H49M11S</meta:editing-duration>
    <meta:editing-cycles>16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73" meta:word-count="101" meta:character-count="504" meta:non-whitespace-character-count="475"/>
  </office:meta>
</office:document-meta>
</file>